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22.6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7" table:number-columns-repeated="101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4" office:value-type="string" calcext:value-type="string">
            <text:p>0 to 16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4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 to 12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table:style-name="ce1" office:value-type="float" office:value="128" calcext:value-type="float">
            <text:p>128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5"/>
          <table:table-cell table:number-columns-repeated="1019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error tex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1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 feat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 inst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4"/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93:Sheet1.J9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00/00/0000</text:date>, <text:time style:data-style-name="N2" text:time-value="19:29:19.193747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8-15T19:30:03.164825155</dc:date>
    <meta:editing-duration>P8DT8H56M55S</meta:editing-duration>
    <meta:editing-cycles>563</meta:editing-cycles>
    <meta:generator>LibreOffice/5.2.7.2$Linux_X86_64 LibreOffice_project/20m0$Build-2</meta:generator>
    <meta:document-statistic meta:table-count="1" meta:cell-count="4752" meta:object-count="0"/>
  </office:meta>
</office:document-meta>
</file>